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ddenHttpMethodFilterTests.filterWithHttp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ddenHttpMethodFilterTests.filterWithEmptyString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ddenHttpMethodFilterTests.filterWithDifferentMethod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ddenHttpMethodFilterTests.filterWith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ddenHttpMethodFilterTests.filterWithNo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ebFilterChain.get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denHttpMethodFilterTests.postForm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WebFilterChain.filter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ddenHttpMethodFilterTests.filterWithParameterMethod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